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language="en" fo:country="CA" style:language-complex="ar" style:country-complex="SA"/>
    </style:style>
    <style:style style:name="P2" style:family="paragraph" style:parent-style-name="Standard">
      <style:text-properties fo:language="en" fo:country="CA" fo:font-weight="bold" style:font-weight-asian="bold" style:language-complex="ar" style:country-complex="SA"/>
    </style:style>
    <style:style style:name="P3" style:family="paragraph" style:parent-style-name="Standard" style:master-page-name="Standard">
      <style:paragraph-properties fo:text-align="center" style:justify-single-word="false" style:page-number="auto"/>
      <style:text-properties fo:font-size="18pt" fo:language="en" fo:country="CA" fo:font-weight="bold" style:font-size-asian="18pt" style:font-weight-asian="bold" style:font-size-complex="18pt" style:language-complex="ar" style:country-complex="SA"/>
    </style:style>
    <style:style style:name="T1" style:family="text">
      <style:text-properties fo:font-weight="bold" style:font-weight-asian="bold"/>
    </style:style>
    <style:style style:name="T2" style:family="text">
      <style:text-properties fo:language="en" fo:country="CA" style:language-complex="ar" style:country-complex="SA"/>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omp3770 SetF – Assignment #2</text:p>
      <text:p text:style-name="P1"/>
      <text:p text:style-name="P1"><text:span text:style-name="T1">Purpose</text:span>: to gain an understanding of the GDI <text:s/>(and your first REAL program)</text:p>
      <text:p text:style-name="P1"/>
      <text:p text:style-name="P1"><text:span text:style-name="T1">Task</text:span>: Write a Win32 program to emulate a terminal. Fully functional scrollbars in both directions are now needed as well as selectable font types and colour. Menus must be greyed out if not applicable, checked for selections and cover the requirements given to you by your Option Head.</text:p>
      <text:p text:style-name="P1"/>
      <text:p text:style-name="P1">Keyboard arrow keys should be able to scroll the scrollbars. Scroll at the character/line granularity and it should be “live”.</text:p>
      <text:p text:style-name="P1"/>
      <text:p text:style-name="P1">Your program must be fully demonstrable so you may have to “emulate” aspects to demonstrate the Win32 functionality. As this is a Win32 course any required data communications work will NOT be required to be working for this assignment – only your GUI aspects. You may wish to use your A1 as a starting point for this assignment.</text:p>
      <text:p text:style-name="P1"/>
      <text:p text:style-name="P1">You may not use any specialized windows such as a text area in this assignment. You will need to deal with variable font widths.</text:p>
      <text:p text:style-name="P1"/>
      <text:p text:style-name="P2">Marking Guidelines</text:p>
      <text:p text:style-name="P1"/>
      <text:p text:style-name="P1">Menus<text:tab/><text:tab/><text:tab/><text:tab/><text:tab/>10</text:p>
      <text:p text:style-name="P1">Scrollbars<text:tab/><text:tab/><text:tab/><text:tab/>20</text:p>
      <text:p text:style-name="P1">Fonts<text:tab/><text:tab/><text:tab/><text:tab/><text:tab/>20</text:p>
      <text:p text:style-name="P1">Style<text:tab/><text:tab/><text:tab/><text:tab/><text:tab/>30</text:p>
      <text:p text:style-name="P1">Commenting<text:tab/><text:tab/><text:tab/><text:tab/>20</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CA"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Comp3770 SetF – Assignment #2</dc:title>
    <meta:initial-creator>Dennis Richards</meta:initial-creator>
    <meta:creation-date>2008-09-21T16:14:00</meta:creation-date>
    <dc:date>2008-10-13T17:54:00</dc:date>
    <meta:editing-cycles>5</meta:editing-cycles>
    <meta:editing-duration>PT00H34M55S</meta:editing-duration>
    <meta:generator>OpenOffice.org/3.0$Unix OpenOffice.org_project/300m9$Build-9358</meta:generator>
    <meta:document-statistic meta:table-count="0" meta:image-count="0" meta:object-count="0" meta:page-count="1" meta:paragraph-count="12" meta:word-count="182" meta:character-count="1058"/>
  </office:meta>
</office:document-meta>
</file>